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Mono" fo:language="pt" fo:country="BR" officeooo:rsid="00455a78" officeooo:paragraph-rsid="00146fea"/>
    </style:style>
    <style:style style:name="P2" style:family="paragraph" style:parent-style-name="Text_20_body">
      <style:text-properties style:font-name="Liberation Mono" fo:language="pt" fo:country="BR" officeooo:rsid="0017dc1c" officeooo:paragraph-rsid="0017dc1c"/>
    </style:style>
    <style:style style:name="P3" style:family="paragraph" style:parent-style-name="Text_20_body">
      <style:text-properties fo:language="pt" fo:country="BR" officeooo:rsid="002fad3c" officeooo:paragraph-rsid="000d3357"/>
    </style:style>
    <style:style style:name="P4" style:family="paragraph" style:parent-style-name="Text_20_body">
      <style:text-properties fo:language="pt" fo:country="BR" officeooo:paragraph-rsid="000d3357"/>
    </style:style>
    <style:style style:name="P5" style:family="paragraph" style:parent-style-name="Text_20_body">
      <style:text-properties fo:language="pt" fo:country="BR" officeooo:rsid="003560a6" officeooo:paragraph-rsid="000d3357"/>
    </style:style>
    <style:style style:name="P6" style:family="paragraph" style:parent-style-name="Text_20_body">
      <style:text-properties fo:language="pt" fo:country="BR" officeooo:rsid="002c5fa4" officeooo:paragraph-rsid="000d3357"/>
    </style:style>
    <style:style style:name="P7" style:family="paragraph" style:parent-style-name="Text_20_body">
      <style:text-properties fo:language="pt" fo:country="BR" officeooo:rsid="000c1da1" officeooo:paragraph-rsid="00146fea"/>
    </style:style>
    <style:style style:name="P8" style:family="paragraph" style:parent-style-name="Text_20_body">
      <style:text-properties fo:language="pt" fo:country="BR" officeooo:rsid="0043f82c" officeooo:paragraph-rsid="00146fea"/>
    </style:style>
    <style:style style:name="P9" style:family="paragraph" style:parent-style-name="Text_20_body">
      <style:text-properties fo:language="pt" fo:country="BR" officeooo:rsid="00455a78" officeooo:paragraph-rsid="00146fea"/>
    </style:style>
    <style:style style:name="P10" style:family="paragraph" style:parent-style-name="Text_20_body">
      <style:text-properties fo:language="pt" fo:country="BR" officeooo:rsid="004d337a" officeooo:paragraph-rsid="00146fea"/>
    </style:style>
    <style:style style:name="P11" style:family="paragraph" style:parent-style-name="Text_20_body">
      <style:text-properties fo:language="pt" fo:country="BR" officeooo:rsid="004f22f0" officeooo:paragraph-rsid="00146fea"/>
    </style:style>
    <style:style style:name="P12" style:family="paragraph" style:parent-style-name="Text_20_body">
      <style:text-properties fo:language="pt" fo:country="BR" officeooo:rsid="002c1168" officeooo:paragraph-rsid="002b1de0"/>
    </style:style>
    <style:style style:name="P13" style:family="paragraph" style:parent-style-name="Text_20_body">
      <style:text-properties fo:language="pt" fo:country="BR" officeooo:rsid="003277a7" officeooo:paragraph-rsid="003277a7"/>
    </style:style>
    <style:style style:name="P14" style:family="paragraph" style:parent-style-name="Text_20_body">
      <style:text-properties style:font-name="Times New Roman" fo:language="pt" fo:country="BR" officeooo:rsid="004783c9" officeooo:paragraph-rsid="00146fea"/>
    </style:style>
    <style:style style:name="P15" style:family="paragraph" style:parent-style-name="Text_20_body">
      <style:text-properties style:font-name="Times New Roman" officeooo:rsid="003efa25" officeooo:paragraph-rsid="0031871f"/>
    </style:style>
    <style:style style:name="P16" style:family="paragraph" style:parent-style-name="Text_20_body">
      <style:text-properties officeooo:paragraph-rsid="002d1083"/>
    </style:style>
    <style:style style:name="P17" style:family="paragraph" style:parent-style-name="Text_20_body">
      <style:text-properties officeooo:paragraph-rsid="002f15bc"/>
    </style:style>
    <style:style style:name="P18" style:family="paragraph" style:parent-style-name="Text_20_body">
      <style:text-properties officeooo:paragraph-rsid="003129ad"/>
    </style:style>
    <style:style style:name="P19" style:family="paragraph" style:parent-style-name="Text_20_body">
      <style:text-properties officeooo:paragraph-rsid="0031871f"/>
    </style:style>
    <style:style style:name="P20" style:family="paragraph" style:parent-style-name="Text_20_body">
      <style:text-properties officeooo:paragraph-rsid="003efa25"/>
    </style:style>
    <style:style style:name="P21" style:family="paragraph" style:parent-style-name="Text_20_body">
      <style:text-properties officeooo:rsid="003efa25" officeooo:paragraph-rsid="003efa25"/>
    </style:style>
    <style:style style:name="P22" style:family="paragraph" style:parent-style-name="Text_20_body">
      <style:text-properties officeooo:rsid="00467403" officeooo:paragraph-rsid="00467403"/>
    </style:style>
    <style:style style:name="P23" style:family="paragraph" style:parent-style-name="Text_20_body">
      <style:text-properties officeooo:rsid="0047bb7f" officeooo:paragraph-rsid="0047bb7f"/>
    </style:style>
    <style:style style:name="P24" style:family="paragraph" style:parent-style-name="Text_20_body">
      <style:text-properties fo:color="#ff0000" officeooo:rsid="005be90b" officeooo:paragraph-rsid="005be90b"/>
    </style:style>
    <style:style style:name="P25" style:family="paragraph" style:parent-style-name="Text_20_body">
      <style:text-properties fo:color="#ff0000" fo:language="pt" fo:country="BR" officeooo:rsid="005cb420" officeooo:paragraph-rsid="005cb420"/>
    </style:style>
    <style:style style:name="P26" style:family="paragraph" style:parent-style-name="Text_20_body">
      <style:text-properties fo:color="#ff0000" fo:language="pt" fo:country="BR" officeooo:rsid="005be90b" officeooo:paragraph-rsid="005be90b"/>
    </style:style>
    <style:style style:name="P27" style:family="paragraph" style:parent-style-name="Heading_20_2">
      <style:text-properties fo:language="pt" fo:country="BR" officeooo:rsid="0008d95b" officeooo:paragraph-rsid="00146fea"/>
    </style:style>
    <style:style style:name="P28" style:family="paragraph" style:parent-style-name="Heading_20_2">
      <style:text-properties fo:language="pt" fo:country="BR" officeooo:rsid="0041c423" officeooo:paragraph-rsid="00146fea"/>
    </style:style>
    <style:style style:name="P29" style:family="paragraph" style:parent-style-name="Heading_20_2">
      <style:text-properties fo:language="pt" fo:country="BR" officeooo:rsid="004b1568" officeooo:paragraph-rsid="00146fea"/>
    </style:style>
    <style:style style:name="P30" style:family="paragraph" style:parent-style-name="Heading_20_2">
      <style:text-properties fo:language="pt" fo:country="BR" officeooo:rsid="001703dc" officeooo:paragraph-rsid="00146fea"/>
    </style:style>
    <style:style style:name="P31" style:family="paragraph" style:parent-style-name="Heading_20_2">
      <style:text-properties officeooo:rsid="002f15bc" officeooo:paragraph-rsid="002f15bc"/>
    </style:style>
    <style:style style:name="P32" style:family="paragraph" style:parent-style-name="Title">
      <style:text-properties fo:language="pt" fo:country="BR" officeooo:rsid="006f3980" officeooo:paragraph-rsid="006f3980"/>
    </style:style>
    <style:style style:name="P33" style:family="paragraph" style:parent-style-name="Heading_20_1">
      <style:text-properties fo:language="pt" fo:country="BR" officeooo:rsid="000d3357" officeooo:paragraph-rsid="000d3357"/>
    </style:style>
    <style:style style:name="P34" style:family="paragraph" style:parent-style-name="Heading_20_1"/>
    <style:style style:name="P35" style:family="paragraph" style:parent-style-name="Preformatted_20_Text" style:list-style-name="L18">
      <style:text-properties style:font-name="Liberation Mono" fo:font-size="12pt" fo:language="pt" fo:country="BR" officeooo:rsid="004783c9" officeooo:paragraph-rsid="00146fea" style:font-size-asian="12pt" style:font-size-complex="12pt"/>
    </style:style>
    <style:style style:name="P36" style:family="paragraph" style:parent-style-name="Preformatted_20_Text" style:list-style-name="L18">
      <style:text-properties style:font-name="Liberation Mono" fo:font-size="12pt" fo:language="pt" fo:country="BR" officeooo:paragraph-rsid="00146fea" style:font-size-asian="12pt" style:font-size-complex="12pt"/>
    </style:style>
    <style:style style:name="P37" style:family="paragraph" style:parent-style-name="Text_20_body" style:list-style-name="L1">
      <style:text-properties style:font-name="Liberation Mono" fo:language="pt" fo:country="BR" officeooo:rsid="0017dc1c" officeooo:paragraph-rsid="0017dc1c"/>
    </style:style>
    <style:style style:name="P38" style:family="paragraph" style:parent-style-name="Text_20_body" style:list-style-name="L6">
      <style:text-properties style:font-name="Liberation Mono" fo:language="pt" fo:country="BR" officeooo:paragraph-rsid="000d3357"/>
    </style:style>
    <style:style style:name="P39" style:family="paragraph" style:parent-style-name="Text_20_body" style:list-style-name="L11">
      <style:text-properties style:font-name="Liberation Mono" fo:language="pt" fo:country="BR" officeooo:paragraph-rsid="000d3357"/>
    </style:style>
    <style:style style:name="P40" style:family="paragraph" style:parent-style-name="Text_20_body" style:list-style-name="L12">
      <style:text-properties style:font-name="Liberation Mono" fo:language="pt" fo:country="BR" officeooo:paragraph-rsid="000d3357"/>
    </style:style>
    <style:style style:name="P41" style:family="paragraph" style:parent-style-name="Text_20_body" style:list-style-name="L15">
      <style:text-properties style:font-name="Liberation Mono" fo:language="pt" fo:country="BR" officeooo:rsid="0010771b" officeooo:paragraph-rsid="00146fea"/>
    </style:style>
    <style:style style:name="P42" style:family="paragraph" style:parent-style-name="Text_20_body" style:list-style-name="L21">
      <style:text-properties style:font-name="Liberation Mono" fo:language="pt" fo:country="BR" officeooo:rsid="0056a947" officeooo:paragraph-rsid="00146fea"/>
    </style:style>
    <style:style style:name="P43" style:family="paragraph" style:parent-style-name="Text_20_body" style:list-style-name="L23">
      <style:text-properties style:font-name="Liberation Mono" officeooo:rsid="003efa25" officeooo:paragraph-rsid="003efa25"/>
    </style:style>
    <style:style style:name="P44" style:family="paragraph" style:parent-style-name="Text_20_body" style:list-style-name="L2">
      <style:text-properties fo:language="pt" fo:country="BR" officeooo:paragraph-rsid="000d3357"/>
    </style:style>
    <style:style style:name="P45" style:family="paragraph" style:parent-style-name="Text_20_body" style:list-style-name="L9">
      <style:text-properties fo:language="pt" fo:country="BR" officeooo:rsid="002c5fa4" officeooo:paragraph-rsid="000d3357"/>
    </style:style>
    <style:style style:name="P46" style:family="paragraph" style:parent-style-name="Text_20_body" style:list-style-name="L9">
      <style:text-properties fo:language="pt" fo:country="BR" officeooo:rsid="001f3d64" officeooo:paragraph-rsid="001f3d64"/>
    </style:style>
    <style:style style:name="P47" style:family="paragraph" style:parent-style-name="Text_20_body" style:list-style-name="L9">
      <style:text-properties fo:language="pt" fo:country="BR" officeooo:rsid="0020782e" officeooo:paragraph-rsid="0020782e"/>
    </style:style>
    <style:style style:name="P48" style:family="paragraph" style:parent-style-name="Text_20_body" style:list-style-name="L9">
      <style:text-properties fo:language="pt" fo:country="BR" fo:font-style="normal" officeooo:rsid="002c5fa4" officeooo:paragraph-rsid="000d3357" style:font-style-asian="normal" style:font-style-complex="normal"/>
    </style:style>
    <style:style style:name="P49" style:family="paragraph" style:parent-style-name="Text_20_body" style:list-style-name="L9">
      <style:text-properties fo:language="pt" fo:country="BR" fo:font-style="normal" officeooo:rsid="002939f2" officeooo:paragraph-rsid="002939f2" style:font-style-asian="normal" style:font-style-complex="normal"/>
    </style:style>
    <style:style style:name="P50" style:family="paragraph" style:parent-style-name="Text_20_body" style:list-style-name="L9">
      <style:text-properties fo:language="pt" fo:country="BR" fo:font-style="normal" officeooo:rsid="005e483b" officeooo:paragraph-rsid="000d3357" style:font-style-asian="normal" style:font-style-complex="normal"/>
    </style:style>
    <style:style style:name="P51" style:family="paragraph" style:parent-style-name="Text_20_body" style:list-style-name="L9">
      <style:text-properties fo:language="pt" fo:country="BR" fo:font-style="normal" officeooo:rsid="001f3d64" officeooo:paragraph-rsid="001f3d64" style:font-style-asian="normal" style:font-style-complex="normal"/>
    </style:style>
    <style:style style:name="P52" style:family="paragraph" style:parent-style-name="Text_20_body" style:list-style-name="L9">
      <style:text-properties fo:language="pt" fo:country="BR" fo:font-style="normal" officeooo:rsid="005dafd6" officeooo:paragraph-rsid="005dafd6" style:font-style-asian="normal" style:font-style-complex="normal"/>
    </style:style>
    <style:style style:name="P53" style:family="paragraph" style:parent-style-name="Text_20_body" style:list-style-name="L9">
      <style:text-properties fo:language="pt" fo:country="BR" fo:font-style="normal" officeooo:rsid="0030e5aa" officeooo:paragraph-rsid="000d3357" style:font-style-asian="normal" style:font-style-complex="normal"/>
    </style:style>
    <style:style style:name="P54" style:family="paragraph" style:parent-style-name="Text_20_body" style:list-style-name="L9">
      <style:text-properties fo:language="pt" fo:country="BR" officeooo:rsid="002939f2" officeooo:paragraph-rsid="002939f2"/>
    </style:style>
    <style:style style:name="P55" style:family="paragraph" style:parent-style-name="Text_20_body" style:list-style-name="L16">
      <style:text-properties fo:language="pt" fo:country="BR" officeooo:paragraph-rsid="00146fea"/>
    </style:style>
    <style:style style:name="P56" style:family="paragraph" style:parent-style-name="Text_20_body" style:list-style-name="L17">
      <style:text-properties fo:language="pt" fo:country="BR" officeooo:rsid="00455a78" officeooo:paragraph-rsid="00146fea"/>
    </style:style>
    <style:style style:name="P57" style:family="paragraph" style:parent-style-name="Text_20_body" style:list-style-name="L19">
      <style:text-properties fo:language="pt" fo:country="BR" officeooo:rsid="004d337a" officeooo:paragraph-rsid="00146fea"/>
    </style:style>
    <style:style style:name="P58" style:family="paragraph" style:parent-style-name="Text_20_body" style:list-style-name="L20">
      <style:text-properties fo:language="pt" fo:country="BR" officeooo:paragraph-rsid="00146fea"/>
    </style:style>
    <style:style style:name="P59" style:family="paragraph" style:parent-style-name="Text_20_body" style:list-style-name="L3">
      <style:text-properties fo:language="pt" fo:country="BR" officeooo:paragraph-rsid="000d3357"/>
    </style:style>
    <style:style style:name="P60" style:family="paragraph" style:parent-style-name="Text_20_body" style:list-style-name="L5">
      <style:text-properties fo:language="pt" fo:country="BR" officeooo:paragraph-rsid="000d3357"/>
    </style:style>
    <style:style style:name="P61" style:family="paragraph" style:parent-style-name="Text_20_body" style:list-style-name="L6">
      <style:text-properties fo:language="pt" fo:country="BR" officeooo:paragraph-rsid="000d3357"/>
    </style:style>
    <style:style style:name="P62" style:family="paragraph" style:parent-style-name="Text_20_body" style:list-style-name="L5">
      <style:text-properties fo:language="pt" fo:country="BR" officeooo:rsid="006c2239" officeooo:paragraph-rsid="006c2239"/>
    </style:style>
    <style:style style:name="P63" style:family="paragraph" style:parent-style-name="Text_20_body" style:list-style-name="L7">
      <style:text-properties fo:language="pt" fo:country="BR" officeooo:paragraph-rsid="000d3357"/>
    </style:style>
    <style:style style:name="P64" style:family="paragraph" style:parent-style-name="Text_20_body" style:list-style-name="L8">
      <style:text-properties fo:language="pt" fo:country="BR" officeooo:paragraph-rsid="000d3357"/>
    </style:style>
    <style:style style:name="P65" style:family="paragraph" style:parent-style-name="Text_20_body" style:list-style-name="L10">
      <style:text-properties fo:language="pt" fo:country="BR" officeooo:paragraph-rsid="000d3357"/>
    </style:style>
    <style:style style:name="P66" style:family="paragraph" style:parent-style-name="Text_20_body" style:list-style-name="L11">
      <style:text-properties fo:language="pt" fo:country="BR" officeooo:paragraph-rsid="000d3357"/>
    </style:style>
    <style:style style:name="P67" style:family="paragraph" style:parent-style-name="Text_20_body" style:list-style-name="L12">
      <style:text-properties fo:language="pt" fo:country="BR" officeooo:paragraph-rsid="000d3357"/>
    </style:style>
    <style:style style:name="P68" style:family="paragraph" style:parent-style-name="Text_20_body" style:list-style-name="L17">
      <style:text-properties fo:language="pt" fo:country="BR" officeooo:rsid="006d0c28" officeooo:paragraph-rsid="006d0c28"/>
    </style:style>
    <style:style style:name="P69" style:family="paragraph" style:parent-style-name="Text_20_body" style:list-style-name="L22">
      <style:text-properties fo:language="pt" fo:country="BR" officeooo:rsid="0047bb7f" officeooo:paragraph-rsid="0047bb7f"/>
    </style:style>
    <style:style style:name="P70" style:family="paragraph" style:parent-style-name="Text_20_body" style:list-style-name="L9">
      <style:text-properties fo:language="pt" fo:country="BR" officeooo:rsid="006ee0f9" officeooo:paragraph-rsid="006ee0f9"/>
    </style:style>
    <style:style style:name="P71" style:family="paragraph" style:parent-style-name="Text_20_body" style:list-style-name="L3">
      <style:text-properties officeooo:paragraph-rsid="000d3357"/>
    </style:style>
    <style:style style:name="P72" style:family="paragraph" style:parent-style-name="Text_20_body" style:list-style-name="L4">
      <style:text-properties fo:font-size="12pt" fo:language="pt" fo:country="BR" officeooo:paragraph-rsid="000d3357"/>
    </style:style>
    <style:style style:name="P73" style:family="paragraph" style:parent-style-name="Text_20_body" style:list-style-name="L4">
      <style:text-properties fo:color="#000000" style:font-name="Liberation Mono" fo:font-size="12pt" fo:language="pt" fo:country="BR" style:text-underline-style="none" officeooo:paragraph-rsid="000e241a"/>
    </style:style>
    <style:style style:name="P74" style:family="paragraph" style:parent-style-name="Text_20_body" style:list-style-name="L14">
      <style:text-properties fo:font-variant="normal" fo:text-transform="none" fo:color="#000000" style:text-line-through-style="none" style:text-line-through-type="none" style:font-name="Times New Roman1" fo:font-size="11pt" fo:language="pt" fo:country="BR" fo:font-style="normal" style:text-underline-style="none" fo:font-weight="normal" officeooo:rsid="0037d8d6" officeooo:paragraph-rsid="0037d8d6" style:text-blinking="false" fo:background-color="transparent"/>
    </style:style>
    <style:style style:name="P75" style:family="paragraph" style:parent-style-name="Text_20_body" style:list-style-name="L13">
      <style:text-properties style:font-name="Liberation Mono"/>
    </style:style>
    <style:style style:name="P76" style:family="paragraph" style:parent-style-name="Text_20_body">
      <style:text-properties style:font-name="Times New Roman" fo:language="pt" fo:country="BR" officeooo:rsid="0056a947" officeooo:paragraph-rsid="00146fea"/>
    </style:style>
    <style:style style:name="T1" style:family="text">
      <style:text-properties officeooo:rsid="000d3357"/>
    </style:style>
    <style:style style:name="T2" style:family="text">
      <style:text-properties style:font-name="Liberation Mono"/>
    </style:style>
    <style:style style:name="T3" style:family="text">
      <style:text-properties style:font-name="Liberation Mono" officeooo:rsid="00549a9d"/>
    </style:style>
    <style:style style:name="T4" style:family="text">
      <style:text-properties style:font-name="Liberation Mono" officeooo:rsid="00289a65"/>
    </style:style>
    <style:style style:name="T5" style:family="text">
      <style:text-properties style:font-name="Liberation Mono" officeooo:rsid="003560a6"/>
    </style:style>
    <style:style style:name="T6" style:family="text">
      <style:text-properties style:font-name="Liberation Mono" officeooo:rsid="0043f82c"/>
    </style:style>
    <style:style style:name="T7" style:family="text">
      <style:text-properties style:font-name="Liberation Mono" officeooo:rsid="00356385"/>
    </style:style>
    <style:style style:name="T8" style:family="text">
      <style:text-properties style:font-name="Liberation Mono" officeooo:rsid="0045da5a"/>
    </style:style>
    <style:style style:name="T9" style:family="text">
      <style:text-properties style:font-name="Liberation Mono" officeooo:rsid="004d63ca"/>
    </style:style>
    <style:style style:name="T10" style:family="text">
      <style:text-properties style:font-name="Liberation Mono" officeooo:rsid="004f22f0"/>
    </style:style>
    <style:style style:name="T11" style:family="text">
      <style:text-properties style:font-name="Liberation Mono" fo:language="pt" fo:country="BR"/>
    </style:style>
    <style:style style:name="T12" style:family="text">
      <style:text-properties style:font-name="Liberation Mono" fo:language="pt" fo:country="BR" officeooo:rsid="003560a6"/>
    </style:style>
    <style:style style:name="T13" style:family="text">
      <style:text-properties style:font-name="Liberation Mono" fo:language="pt" fo:country="BR" officeooo:rsid="004859b5"/>
    </style:style>
    <style:style style:name="T14" style:family="text">
      <style:text-properties style:font-name="Liberation Mono" officeooo:rsid="003d0079"/>
    </style:style>
    <style:style style:name="T15" style:family="text">
      <style:text-properties style:font-name="Liberation Mono" officeooo:rsid="0036d81f"/>
    </style:style>
    <style:style style:name="T16" style:family="text">
      <style:text-properties style:font-name="Liberation Mono" officeooo:rsid="002fad3c"/>
    </style:style>
    <style:style style:name="T17" style:family="text">
      <style:text-properties style:font-name="Liberation Mono" officeooo:rsid="00398313"/>
    </style:style>
    <style:style style:name="T18" style:family="text">
      <style:text-properties style:font-name="Liberation Mono" officeooo:rsid="000f04d2"/>
    </style:style>
    <style:style style:name="T19" style:family="text">
      <style:text-properties style:font-name="Liberation Mono" officeooo:rsid="003a1d42"/>
    </style:style>
    <style:style style:name="T20" style:family="text">
      <style:text-properties style:font-name="Liberation Mono" officeooo:rsid="003d7b20"/>
    </style:style>
    <style:style style:name="T21" style:family="text">
      <style:text-properties officeooo:rsid="00549a9d"/>
    </style:style>
    <style:style style:name="T22" style:family="text">
      <style:text-properties style:font-name="Times New Roman"/>
    </style:style>
    <style:style style:name="T23" style:family="text">
      <style:text-properties style:font-name="Times New Roman" officeooo:rsid="00549a9d"/>
    </style:style>
    <style:style style:name="T24" style:family="text">
      <style:text-properties style:font-name="Times New Roman" officeooo:rsid="0018f7c6"/>
    </style:style>
    <style:style style:name="T25" style:family="text">
      <style:text-properties style:font-name="Times New Roman" officeooo:rsid="001ab786"/>
    </style:style>
    <style:style style:name="T26" style:family="text">
      <style:text-properties style:font-name="Times New Roman" officeooo:rsid="003d0079"/>
    </style:style>
    <style:style style:name="T27" style:family="text">
      <style:text-properties style:font-name="Times New Roman" officeooo:rsid="0042ec14"/>
    </style:style>
    <style:style style:name="T28" style:family="text">
      <style:text-properties style:font-name="Times New Roman" officeooo:rsid="004eef49"/>
    </style:style>
    <style:style style:name="T29" style:family="text">
      <style:text-properties style:font-name="Times New Roman" officeooo:rsid="0050c7ad"/>
    </style:style>
    <style:style style:name="T30" style:family="text">
      <style:text-properties style:font-name="Times New Roman" officeooo:rsid="006b6ffd"/>
    </style:style>
    <style:style style:name="T31" style:family="text">
      <style:text-properties officeooo:rsid="002a6b7c"/>
    </style:style>
    <style:style style:name="T32" style:family="text">
      <style:text-properties fo:font-style="normal" fo:font-weight="normal" officeooo:rsid="00229917" style:font-style-asian="normal" style:font-weight-asian="normal" style:font-style-complex="normal" style:font-weight-complex="normal"/>
    </style:style>
    <style:style style:name="T33" style:family="text">
      <style:text-properties fo:font-style="normal" fo:font-weight="normal" officeooo:rsid="002a6b7c" style:font-style-asian="normal" style:font-weight-asian="normal" style:font-style-complex="normal" style:font-weight-complex="normal"/>
    </style:style>
    <style:style style:name="T34" style:family="text">
      <style:text-properties fo:font-style="normal" style:font-style-asian="normal" style:font-style-complex="normal"/>
    </style:style>
    <style:style style:name="T35" style:family="text">
      <style:text-properties fo:font-style="normal" officeooo:rsid="002d85d1" style:font-style-asian="normal" style:font-style-complex="normal"/>
    </style:style>
    <style:style style:name="T36" style:family="text">
      <style:text-properties fo:font-style="normal" officeooo:rsid="0032d1aa" style:font-style-asian="normal" style:font-style-complex="normal"/>
    </style:style>
    <style:style style:name="T37" style:family="text">
      <style:text-properties fo:font-style="normal" officeooo:rsid="0024ad00" style:font-style-asian="normal" style:font-style-complex="normal"/>
    </style:style>
    <style:style style:name="T38" style:family="text">
      <style:text-properties fo:font-style="normal" officeooo:rsid="0026fa39" style:font-style-asian="normal" style:font-style-complex="normal"/>
    </style:style>
    <style:style style:name="T39" style:family="text">
      <style:text-properties fo:font-style="normal" officeooo:rsid="00287fb9" style:font-style-asian="normal" style:font-style-complex="normal"/>
    </style:style>
    <style:style style:name="T40" style:family="text">
      <style:text-properties fo:font-style="normal" officeooo:rsid="006434e6" style:font-style-asian="normal" style:font-style-complex="normal"/>
    </style:style>
    <style:style style:name="T41" style:family="text">
      <style:text-properties fo:font-style="normal" officeooo:rsid="00647818" style:font-style-asian="normal" style:font-style-complex="normal"/>
    </style:style>
    <style:style style:name="T42" style:family="text">
      <style:text-properties fo:font-variant="normal" fo:text-transform="none" style:text-line-through-style="none" style:text-line-through-type="none" fo:font-style="normal" fo:font-weight="normal" style:text-blinking="false" fo:background-color="transparent" loext:char-shading-value="0" style:font-size-asian="12pt" style:font-size-complex="12pt"/>
    </style:style>
    <style:style style:name="T43" style:family="text">
      <style:text-properties fo:font-variant="normal" fo:text-transform="none" style:text-line-through-style="none" style:text-line-through-type="none" fo:font-style="normal" fo:font-weight="normal" officeooo:rsid="003560a6"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1pt" fo:font-style="normal" style:text-underline-style="none" fo:font-weight="normal" officeooo:rsid="00405be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officeooo:rsid="0013c090"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6b22bb"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Liberation Mono" fo:font-size="11pt"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style:font-name="Liberation Mono" fo:font-style="normal" style:text-underline-style="none" fo:font-weight="normal"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Liberation Mono" fo:font-style="normal" style:text-underline-style="none" fo:font-weight="normal" officeooo:rsid="003560a6" style:text-blinking="false" fo:background-color="transparent" loext:char-shading-value="0" style:font-size-asian="12pt" style:font-size-complex="12pt"/>
    </style:style>
    <style:style style:name="T50" style:family="text">
      <style:text-properties fo:font-variant="normal" fo:text-transform="none" fo:color="#000000" style:text-line-through-style="none" style:text-line-through-type="none" style:font-name="Times New Roman" fo:font-size="11pt" fo:font-style="normal" style:text-underline-style="none" fo:font-weight="normal" officeooo:rsid="000e241a" style:text-blinking="false" fo:background-color="transparent" loext:char-shading-value="0"/>
    </style:style>
    <style:style style:name="T51" style:family="text">
      <style:text-properties officeooo:rsid="00356385"/>
    </style:style>
    <style:style style:name="T52" style:family="text">
      <style:text-properties officeooo:rsid="002fad3c"/>
    </style:style>
    <style:style style:name="T53" style:family="text">
      <style:text-properties officeooo:rsid="00398313"/>
    </style:style>
    <style:style style:name="T54" style:family="text">
      <style:text-properties officeooo:rsid="002d85d1"/>
    </style:style>
    <style:style style:name="T55" style:family="text">
      <style:text-properties officeooo:rsid="002fdec3"/>
    </style:style>
    <style:style style:name="T56" style:family="text">
      <style:text-properties officeooo:rsid="003871a6"/>
    </style:style>
    <style:style style:name="T57" style:family="text">
      <style:text-properties officeooo:rsid="00289a65"/>
    </style:style>
    <style:style style:name="T58" style:family="text">
      <style:text-properties officeooo:rsid="003d7b20"/>
    </style:style>
    <style:style style:name="T59" style:family="text">
      <style:text-properties officeooo:rsid="003a1d42"/>
    </style:style>
    <style:style style:name="T60" style:family="text">
      <style:text-properties officeooo:rsid="003ae11f"/>
    </style:style>
    <style:style style:name="T61" style:family="text">
      <style:text-properties officeooo:rsid="003c060e"/>
    </style:style>
    <style:style style:name="T62" style:family="text">
      <style:text-properties officeooo:rsid="000e241a"/>
    </style:style>
    <style:style style:name="T63" style:family="text">
      <style:text-properties officeooo:rsid="000f04d2"/>
    </style:style>
    <style:style style:name="T64" style:family="text">
      <style:text-properties officeooo:rsid="000f294f"/>
    </style:style>
    <style:style style:name="T65" style:family="text">
      <style:text-properties officeooo:rsid="0010fda5"/>
    </style:style>
    <style:style style:name="T66" style:family="text">
      <style:text-properties officeooo:rsid="000c0064"/>
    </style:style>
    <style:style style:name="T67" style:family="text">
      <style:text-properties officeooo:rsid="000fdc57"/>
    </style:style>
    <style:style style:name="T68" style:family="text">
      <style:text-properties officeooo:rsid="004783c9"/>
    </style:style>
    <style:style style:name="T69" style:family="text">
      <style:text-properties officeooo:rsid="0048c885"/>
    </style:style>
    <style:style style:name="T70" style:family="text">
      <style:text-properties officeooo:rsid="0008d95b"/>
    </style:style>
    <style:style style:name="T71" style:family="text">
      <style:text-properties officeooo:rsid="00574b4f"/>
    </style:style>
    <style:style style:name="T72" style:family="text">
      <style:text-properties officeooo:rsid="00173ae2"/>
    </style:style>
    <style:style style:name="T73" style:family="text">
      <style:text-properties officeooo:rsid="0017dc1c"/>
    </style:style>
    <style:style style:name="T74" style:family="text">
      <style:text-properties fo:language="pt" fo:country="BR"/>
    </style:style>
    <style:style style:name="T75" style:family="text">
      <style:text-properties fo:language="pt" fo:country="BR" officeooo:rsid="000d3357"/>
    </style:style>
    <style:style style:name="T76" style:family="text">
      <style:text-properties fo:language="pt" fo:country="BR" officeooo:rsid="001ca891"/>
    </style:style>
    <style:style style:name="T77" style:family="text">
      <style:text-properties fo:language="pt" fo:country="BR" officeooo:rsid="001e11d9"/>
    </style:style>
    <style:style style:name="T78" style:family="text">
      <style:text-properties fo:language="pt" fo:country="BR" officeooo:rsid="001703dc"/>
    </style:style>
    <style:style style:name="T79" style:family="text">
      <style:text-properties fo:language="pt" fo:country="BR" officeooo:rsid="002b1de0"/>
    </style:style>
    <style:style style:name="T80" style:family="text">
      <style:text-properties fo:language="pt" fo:country="BR" officeooo:rsid="000c0064"/>
    </style:style>
    <style:style style:name="T81" style:family="text">
      <style:text-properties fo:language="pt" fo:country="BR" officeooo:rsid="002c1168"/>
    </style:style>
    <style:style style:name="T82" style:family="text">
      <style:text-properties fo:language="pt" fo:country="BR" officeooo:rsid="002caae6"/>
    </style:style>
    <style:style style:name="T83" style:family="text">
      <style:text-properties fo:language="pt" fo:country="BR" officeooo:rsid="002d1083"/>
    </style:style>
    <style:style style:name="T84" style:family="text">
      <style:text-properties fo:language="pt" fo:country="BR" officeooo:rsid="002e33da"/>
    </style:style>
    <style:style style:name="T85" style:family="text">
      <style:text-properties fo:language="pt" fo:country="BR" officeooo:rsid="001bbb0e"/>
    </style:style>
    <style:style style:name="T86" style:family="text">
      <style:text-properties fo:language="pt" fo:country="BR" officeooo:rsid="003129ad"/>
    </style:style>
    <style:style style:name="T87" style:family="text">
      <style:text-properties fo:language="pt" fo:country="BR" officeooo:rsid="00412d66"/>
    </style:style>
    <style:style style:name="T88" style:family="text">
      <style:text-properties fo:language="pt" fo:country="BR" officeooo:rsid="00467403"/>
    </style:style>
    <style:style style:name="T89" style:family="text">
      <style:text-properties fo:language="pt" fo:country="BR" officeooo:rsid="0047bb7f"/>
    </style:style>
    <style:style style:name="T90" style:family="text">
      <style:text-properties fo:language="pt" fo:country="BR" officeooo:rsid="004859b5"/>
    </style:style>
    <style:style style:name="T91" style:family="text">
      <style:text-properties fo:language="pt" fo:country="BR" officeooo:rsid="0049d497"/>
    </style:style>
    <style:style style:name="T92" style:family="text">
      <style:text-properties fo:language="pt" fo:country="BR" officeooo:rsid="005a4565"/>
    </style:style>
    <style:style style:name="T93" style:family="text">
      <style:text-properties fo:language="pt" fo:country="BR" officeooo:rsid="005acf7a"/>
    </style:style>
    <style:style style:name="T94" style:family="text">
      <style:text-properties officeooo:rsid="001e1b53"/>
    </style:style>
    <style:style style:name="T95" style:family="text">
      <style:text-properties officeooo:rsid="0021bcfe"/>
    </style:style>
    <style:style style:name="T96" style:family="text">
      <style:text-properties officeooo:rsid="002939f2"/>
    </style:style>
    <style:style style:name="T97" style:family="text">
      <style:text-properties fo:color="#ff3333" officeooo:rsid="002939f2"/>
    </style:style>
    <style:style style:name="T98" style:family="text">
      <style:text-properties officeooo:rsid="002aba6a"/>
    </style:style>
    <style:style style:name="T99" style:family="text">
      <style:text-properties fo:color="#ff0000" officeooo:rsid="002fad3c"/>
    </style:style>
    <style:style style:name="T100" style:family="text">
      <style:text-properties fo:color="#ff0000" officeooo:rsid="0034f431"/>
    </style:style>
    <style:style style:name="T101" style:family="text">
      <style:text-properties fo:color="#ff0000" fo:language="pt" fo:country="BR" officeooo:rsid="004859b5"/>
    </style:style>
    <style:style style:name="T102" style:family="text">
      <style:text-properties officeooo:rsid="0031871f"/>
    </style:style>
    <style:style style:name="T103" style:family="text">
      <style:text-properties officeooo:rsid="003b34c3"/>
    </style:style>
    <style:style style:name="T104" style:family="text">
      <style:text-properties officeooo:rsid="003d0079"/>
    </style:style>
    <style:style style:name="T105" style:family="text">
      <style:text-properties officeooo:rsid="003efa25"/>
    </style:style>
    <style:style style:name="T106" style:family="text">
      <style:text-properties officeooo:rsid="0042ec14"/>
    </style:style>
    <style:style style:name="T107" style:family="text">
      <style:text-properties officeooo:rsid="0052a74c"/>
    </style:style>
    <style:style style:name="T108" style:family="text">
      <style:text-properties officeooo:rsid="0055acf7"/>
    </style:style>
    <style:style style:name="T109" style:family="text">
      <style:text-properties officeooo:rsid="005fb54b"/>
    </style:style>
    <style:style style:name="T110" style:family="text">
      <style:text-properties officeooo:rsid="0061999d"/>
    </style:style>
    <style:style style:name="T111" style:family="text">
      <style:text-properties officeooo:rsid="00639441"/>
    </style:style>
    <style:style style:name="T112" style:family="text">
      <style:text-properties officeooo:rsid="00647818"/>
    </style:style>
    <style:style style:name="T113" style:family="text">
      <style:text-properties officeooo:rsid="006ee0f9"/>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a compilação, instalação e teste do patch PREEMPT RT</text:p>
      <text:h text:style-name="Heading_20_1" text:outline-level="1">Definição e preparação do sistema</text:h>
      <text:h text:style-name="Heading_20_2" text:outline-level="2">Do hardware utilizado</text:h>
      <text:p text:style-name="Text_20_body"><text:span text:style-name="T75"><text:tab/></text:span><text:span text:style-name="T76">O hardware utilizado foi um </text:span><text:span text:style-name="T77">modesto </text:span><text:span text:style-name="T76">netbook da marca Acer, modelo Aspire One D250-1023, equipado com um processador intel aton N270 à 1,60GHz, 1GB de memória DDR2, disco rígido de 320GB SATA.</text:span></text:p>
      <text:h text:style-name="Heading_20_2" text:outline-level="2">Do sistema operacional utilizado</text:h>
      <text:p text:style-name="P3"><text:tab/><text:span text:style-name="T72">Neste trabalho foi utilizada a distribuição Linux </text:span>Debian 8.8 <text:span text:style-name="T72">(Jessie). Debiam foi escolhida, dada a facilidade de se produzir um sistema com funcionalidades reduzidas, sua ampla documentação, sua grande coleção pacotes contendo programas e bibliotecas e por ser a base de inúmeras outras distribuições que se aplicam de grandes servidores a sistemas embarcados.</text:span></text:p>
      <text:p text:style-name="P3"><text:tab/><text:span text:style-name="T73">A instalação do sistema operacional foi feita usando a imagem netinstal, cuja versão mais atual pode ser adquirida em:</text:span></text:p>
      <text:list xml:id="list9217718944559537466" text:style-name="L1">
        <text:list-item>
          <text:p text:style-name="P37">https://cdimage.debian.org/cdimage/release/current/i386/iso-cd/</text:p>
        </text:list-item>
      </text:list>
      <text:p text:style-name="P2"><text:tab/><text:span text:style-name="T25">Apenas o sistema base foi instalado, não se fazendo necessário qualquer outro grupo de pacote ou serviços</text:span><text:span text:style-name="T24">. </text:span></text:p>
      <text:p text:style-name="P2"><text:span text:style-name="T24"><text:tab/></text:span><text:span text:style-name="T25">Durante a instalação o sistema apresentou uma falha na instalação do drive da placa de rede sem fio, que por ser proprietário, não é mantido </text:span><text:span text:style-name="T28">ou distribuída </text:span><text:span text:style-name="T25">oficialmente </text:span><text:span text:style-name="T28">pelos desenvolvedores do Debian</text:span><text:span text:style-name="T25">.</text:span></text:p>
      <text:h text:style-name="Heading_20_2" text:outline-level="2">Configuração, compilação e instalação do kernel rt</text:h>
      <text:h text:style-name="Heading_20_3" text:outline-level="3">Preparando o ambiente</text:h>
      <text:p text:style-name="P4"><text:span text:style-name="T52"><text:tab/>I</text:span>nicialmente <text:span text:style-name="T1">foram</text:span> instaladas as ferramentas e bibliotecas <text:span text:style-name="T1">que necessárias a</text:span>o processo:</text:p>
      <text:list xml:id="list948456401676411992" text:style-name="L2">
        <text:list-item>
          <text:p text:style-name="P44"><text:span text:style-name="T2">bc</text:span>: linguagem algébrica de precisão arbitrária criada pelo projeto GNU. <text:span text:style-name="T21">É uma das dependências do pacote </text:span><text:span text:style-name="T3">Kernel-package</text:span><text:span text:style-name="T23">.</text:span></text:p>
        </text:list-item>
        <text:list-item>
          <text:p text:style-name="P44"><text:span text:style-name="T4">b</text:span><text:span text:style-name="T2">uild-essential</text:span>: conjunto de ferramentas e bibliotecas usadas na construção do kernel <text:soft-page-break/>Linux, como o compilador gcc, libc6-dev, gnu make etc, em distribuições Debian e Ubuntu.</text:p>
        </text:list-item>
        <text:list-item>
          <text:p text:style-name="P44"><text:span text:style-name="T2">fakeroot</text:span>: executa um comando em um espaço de usuário com privilégios de administrador (root) para possibilitar a manipulação de arquivos.</text:p>
        </text:list-item>
        <text:list-item>
          <text:p text:style-name="P44"><text:span text:style-name="T2">kernel-package</text:span>: <text:span text:style-name="T31">p</text:span><text:span text:style-name="T32">rove a</text:span><text:span text:style-name="T33">s</text:span><text:span text:style-name="T32"> </text:span><text:span text:style-name="T33">ferramentas</text:span><text:span text:style-name="T32"> </text:span><text:span text:style-name="T33">para criação de</text:span><text:span text:style-name="T32"> pacotes debian contendo uma imagem de kernel ou seus cabeçalhos. </text:span><text:span text:style-name="T33">Estes pacotes são utilizados para instalação de um novo kernel em um sistema Debian e seus derivados.</text:span></text:p>
        </text:list-item>
        <text:list-item>
          <text:p text:style-name="P44"><text:span text:style-name="T2">libssl-dev</text:span>: biblioteca para utilização de recursos SSL e OpenSSL.</text:p>
        </text:list-item>
        <text:list-item>
          <text:p text:style-name="P44"><text:span text:style-name="T2">ncurses-dev</text:span>: bibliotecas utilizadas pelo <text:span text:style-name="T31">utilitário de configuração do kernel, menuconfig.</text:span></text:p>
        </text:list-item>
        <text:list-item>
          <text:p text:style-name="P44"><text:span text:style-name="T2">xz-utils</text:span>: utilitários para a manipulação de arquivos comprimidos utilizando o algoritmo xz.</text:p>
        </text:list-item>
      </text:list>
      <text:p text:style-name="P4"><text:span text:style-name="T1">Sendo</text:span> instalados por meio do comando:</text:p>
      <text:list xml:id="list4372429693126554401" text:style-name="L3">
        <text:list-item>
          <text:p text:style-name="P59"><text:span text:style-name="T5">#</text:span><text:span text:style-name="T2">apt-get install fakeroot build-essential ncurses-dev xz-utils libssl-dev bc</text:span></text:p>
        </text:list-item>
      </text:list>
      <text:p text:style-name="P5">Para instalar o pacote <text:s/><text:span text:style-name="T2">kernel-package</text:span> foi usado o comando:</text:p>
      <text:list xml:id="list74611160996343" text:continue-numbering="true" text:style-name="L3">
        <text:list-item>
          <text:p text:style-name="P71"><text:span text:style-name="T12">#apt-get </text:span><text:span text:style-name="Source_20_Text"><text:span text:style-name="T11">--no-install-recommends</text:span></text:span><text:span text:style-name="T11"> <text:s/></text:span><text:span text:style-name="T12">install <text:s/>kernel-package</text:span></text:p>
        </text:list-item>
      </text:list>
      <text:p text:style-name="P13">A opção <text:span text:style-name="T2">–no-install-recommends</text:span> foi usada para que a instalação do pacote kernel-package não obrigasse a instalação de outros pacotes que não são realmente necessários para a compilação do kernel e a produção dos pacotes debian.</text:p>
      <text:h text:style-name="Heading_20_3" text:outline-level="3">Obtendo os fontes e aplicando o patch</text:h>
      <text:p text:style-name="P4"><text:tab/><text:span text:style-name="T62">A</text:span> versão do kernel deve ser escolhida de acordo com a versão do patch que será aplicado, <text:span text:style-name="T62">neste caso a escolha foi pela versão 4.4.17.</text:span></text:p>
      <text:p text:style-name="P4"><text:tab/>Os fontes podem ser obtidos por meio dos comandos, <text:span text:style-name="T62">para o kernel</text:span>:</text:p>
      <text:list xml:id="list5742556258694491781" text:style-name="L4">
        <text:list-item>
          <text:p text:style-name="P72"><text:span text:style-name="T49">$</text:span><text:span text:style-name="T48">wget https://www.kernel.org/pub/linux/kernel/v4.x/linux-4.4.17.tar.xz</text:span></text:p>
        </text:list-item>
      </text:list>
      <text:p text:style-name="P4"><text:span text:style-name="T47"><text:tab/></text:span><text:span text:style-name="T50">Para o patch:</text:span></text:p>
      <text:list xml:id="list74609321506690" text:continue-numbering="true" text:style-name="L4">
        <text:list-item>
          <text:p text:style-name="P73"><text:span text:style-name="T43">$</text:span><text:span text:style-name="T42">wget https://www.kernel.org/pub/linux/kernel/projects/rt/4.4/older/patch-4.4.17-rt25.patch.xz</text:span></text:p>
        </text:list-item>
      </text:list>
      <text:p text:style-name="P4"><text:soft-page-break/><text:tab/>Após o download dos fontes, os arquivos devem ser descompactados. <text:span text:style-name="T62">Para descompactar o kernel</text:span>:</text:p>
      <text:list xml:id="list3641952449082165350" text:style-name="L5">
        <text:list-item>
          <text:p text:style-name="P60"><text:span text:style-name="T7">$</text:span><text:span text:style-name="T2">xz -cd linux-4.4.17.tar.xz </text:span></text:p>
        </text:list-item>
        <text:list-item>
          <text:p text:style-name="P62"><text:span text:style-name="T2">$tar xvf linux-4.4.17.tar</text:span></text:p>
        </text:list-item>
      </text:list>
      <text:p text:style-name="P4"><text:tab/><text:span text:style-name="T62">Após a descompactação, u</text:span>ma pasta chamada linux-4.4-17 <text:span text:style-name="T62">é </text:span>criada. Dentro desta pasta o arquivo do patch deverá ser descompactado e aplicado ao kernel:</text:p>
      <text:list xml:id="list4942083213077121818" text:style-name="L6">
        <text:list-item>
          <text:p text:style-name="P38"><text:span text:style-name="T51">$</text:span>cd linux-4.4.17</text:p>
        </text:list-item>
        <text:list-item>
          <text:p text:style-name="P61"><text:span text:style-name="T7">$</text:span><text:span text:style-name="T2">xzcat ../patch-4.4.17-rt25.patch.xz | patch -p1</text:span></text:p>
        </text:list-item>
      </text:list>
      <text:h text:style-name="Heading_20_3" text:outline-level="3">Co<text:span text:style-name="T52">nfigurando o kernel </text:span><text:span text:style-name="T99">(Revisar: </text:span><text:span text:style-name="T100">Adicionar os resultados obtidos com a análise dos processo usando o cyclictest</text:span><text:span text:style-name="T99">)</text:span></text:h>
      <text:p text:style-name="P4"><text:tab/>Após a aplicação do patch <text:span text:style-name="T63">foi realizada a </text:span>configuração do kernel. Esta configuração está presente no arquivo .config. Antes de executar o utilitário de configuração, uma cópia das configurações do kernel <text:span text:style-name="T63">padrão da distribuição foi feita para comparações futuras</text:span>:</text:p>
      <text:list xml:id="list5969154176077895380" text:style-name="L7">
        <text:list-item>
          <text:p text:style-name="P63"><text:span text:style-name="T15">$</text:span><text:span text:style-name="T2">cp /boot/config-$(uname -r) .config_</text:span><text:span text:style-name="T16">STD</text:span></text:p>
        </text:list-item>
      </text:list>
      <text:p text:style-name="P4"><text:tab/>Para configurar o kernel será utilizado o utilitário <text:span text:style-name="T2">menuconfig</text:span>:</text:p>
      <text:list xml:id="list8899824464838619394" text:style-name="L8">
        <text:list-item>
          <text:p text:style-name="P64"><text:span text:style-name="T15">$</text:span><text:span text:style-name="T2">make menuconfig</text:span></text:p>
        </text:list-item>
      </text:list>
      <text:p text:style-name="P6"><text:tab/>Neste ponto foram geradas <text:span text:style-name="T94">diversas</text:span> versões do arquivo <text:span text:style-name="T53">de configuração a fim de chegar a um kernel que fosse o menos intrusivo possível no comportamento geral do sistema e em particular nas aplicações de tempo real</text:span>. <text:span text:style-name="T94">Neste processo foram testadas algumas configurações sugeridas na documentação do patch</text:span> <text:span text:style-name="T94">e outras identificadas por meio dos testes usando o programa, presente na suite de testes do patch PREEMPT-RT, cyclictest. As configurações alteradas foram:</text:span></text:p>
      <text:list xml:id="list451942642770285400" text:style-name="L9">
        <text:list-item>
          <text:p text:style-name="P45">.config_<text:span text:style-name="T54">V1</text:span>:</text:p>
          <text:list>
            <text:list-item>
              <text:p text:style-name="P45">Definição do sistema como de 32bits.</text:p>
              <text:list>
                <text:list-item>
                  <text:p text:style-name="P46">Para tornar o kernel compatível com a arquitetura <text:s/>do processador utilizado pelo sistema.</text:p>
                </text:list-item>
              </text:list>
            </text:list-item>
            <text:list-item>
              <text:p text:style-name="P47">Seleção da opção High Resolution Timer Support.</text:p>
              <text:list>
                <text:list-item>
                  <text:p text:style-name="P47">Na versão 4.4.17 do kernel esta opção já está selecionado como padrão, e sua habilitação é recomendada pela documentação do patch <text:span text:style-name="T111">PREEMPT-</text:span>RT.</text:p>
                </text:list-item>
              </text:list>
            </text:list-item>
            <text:list-item>
              <text:p text:style-name="P45">Otimização para arquitetura <text:span text:style-name="T113">Pentium-Classic</text:span>.</text:p>
              <text:list>
                <text:list-item>
                  <text:p text:style-name="P46"><text:soft-page-break/>Esta configuração foi escolhida visando uma menor interferência da arquitetura do processador no desempenho geral do sistema e tornar o kernel mais genérico.</text:p>
                </text:list-item>
                <text:list-item>
                  <text:p text:style-name="P70">Inicialmente foi adotado o processador 486 como referência, porém o RTAI apresenta um erro de compilação quando aponta para um kernel com esta configuração.</text:p>
                </text:list-item>
              </text:list>
            </text:list-item>
            <text:list-item>
              <text:p text:style-name="P45">Habilitação da opção <text:span text:style-name="T34">Fully Preemptible Kernel (RT).</text:span></text:p>
              <text:list>
                <text:list-item>
                  <text:p text:style-name="P46"><text:span text:style-name="T34">Configuração obrigatória para que o sistema trabalhe como um sistema de tempo real crítico. </text:span><text:span text:style-name="T38">Esta configuração só estará disponível em um kernel cujo patch </text:span><text:span text:style-name="T40">PREEMPT-</text:span><text:span text:style-name="T38">RT foi aplicado</text:span><text:span text:style-name="T37">. </text:span><text:span text:style-name="T39">Com a ativação desta opção, todo o kernel, com exceção de algumas regiões críticas, se tornará preemptivel.</text:span></text:p>
                </text:list-item>
              </text:list>
            </text:list-item>
            <text:list-item>
              <text:p text:style-name="P48">Desabilitar a opção Debug Preemptible Kernel.</text:p>
              <text:list>
                <text:list-item>
                  <text:p text:style-name="P49">Tem sua desabilitação recomendada pela documentação do patch <text:span text:style-name="T112">PREEMPT-</text:span>RT por aumentar a latência do sistema.</text:p>
                </text:list-item>
              </text:list>
            </text:list-item>
            <text:list-item>
              <text:p text:style-name="P50">Desabilitar a opção Debug the x86 FPU <text:span text:style-name="T108">C</text:span>ode.</text:p>
              <text:list>
                <text:list-item>
                  <text:p text:style-name="P49">Assim como a opção anterior deve ser desabilitada.</text:p>
                </text:list-item>
              </text:list>
            </text:list-item>
            <text:list-item>
              <text:p text:style-name="P48">Definição da frequência do relógio em 1000Hz.</text:p>
              <text:list>
                <text:list-item>
                  <text:p text:style-name="P51">Configuração recomendada pela documentação do kern<text:span text:style-name="T107">e</text:span>l para sistemas que precisem de respostas rápidas <text:span text:style-name="T96">a eventos interativos. </text:span><text:span text:style-name="T97">(Sua real necessidade não foi testada).</text:span></text:p>
                </text:list-item>
              </text:list>
            </text:list-item>
          </text:list>
        </text:list-item>
        <text:list-item>
          <text:p text:style-name="P45"><text:span text:style-name="T34">.config_</text:span><text:span text:style-name="T35">V2</text:span><text:span text:style-name="T34">:</text:span></text:p>
          <text:list>
            <text:list-item>
              <text:p text:style-name="P48">Desabilitar a opção SMP.</text:p>
              <text:list>
                <text:list-item>
                  <text:p text:style-name="P49">Embora existam formas de trabalhar com sistemas que tenham suporte a SMP utilizando o patch <text:span text:style-name="T112">PREEMPT-</text:span>RT, esta opção foi desabilitada para que a arquitetura do processador interfira da menor forma possível no desempenho do sistema.</text:p>
                </text:list-item>
              </text:list>
            </text:list-item>
            <text:list-item>
              <text:p text:style-name="P45"><text:span text:style-name="T34">Desabilitar as opções ACPI. </text:span><text:span text:style-name="T36">(Hibernation, ACPI, APM, Power Management Debug Suporte).</text:span></text:p>
              <text:list>
                <text:list-item>
                  <text:p text:style-name="P54"><text:span text:style-name="T36">T</text:span><text:span text:style-name="T34">em sua remoção do kernel sugerida pela documentação do patch </text:span><text:span text:style-name="T41">PREEMPT-</text:span><text:span text:style-name="T34">RT por influir severamente no comportamento do sistema, como o hardware escolhido foi um netbook, sua intrusão torna-se ainda mais relevante.</text:span></text:p>
                </text:list-item>
              </text:list>
            </text:list-item>
          </text:list>
        </text:list-item>
        <text:list-item>
          <text:p text:style-name="P45"><text:span text:style-name="T34">.config_</text:span><text:span text:style-name="T35">V3</text:span><text:span text:style-name="T34">:</text:span></text:p>
          <text:list>
            <text:list-item>
              <text:p text:style-name="P52"><text:soft-page-break/>Power Management Debug Support</text:p>
            </text:list-item>
            <text:list-item>
              <text:p text:style-name="P48">Desabilitar a opção CPU Frequency Scaling.</text:p>
              <text:list>
                <text:list-item>
                  <text:p text:style-name="P49">Impede que o sistema altere a frequência do processador e interfira no desempenho do sistema.</text:p>
                </text:list-item>
              </text:list>
            </text:list-item>
            <text:list-item>
              <text:p text:style-name="P48">Desabilitar a opção IDLE.</text:p>
              <text:list>
                <text:list-item>
                  <text:p text:style-name="P49">Como a opção anterior, impede que o sistema altere a performance do processador com fins de poupança de energia. Este recurso se mostrou extremamente intrusivo no comportamento geral do sistema, tendo sido apontado diversas vezes pelo programa cyclictes como a principal causa de a<text:span text:style-name="T98">u</text:span>mento da latência do sistema.</text:p>
                </text:list-item>
              </text:list>
              <text:p text:style-name="P53"/>
            </text:list-item>
          </text:list>
        </text:list-item>
      </text:list>
      <text:h text:style-name="Heading_20_3" text:outline-level="3">Compilando o kernel e gerando os pacotes de instalação<text:span text:style-name="T64">(Revisar)</text:span></text:h>
      <text:p text:style-name="P4"><text:tab/>Tendo <text:span text:style-name="T55">salvo </text:span>o <text:span text:style-name="T55">arquivo de configuração</text:span>, o kernel <text:span text:style-name="T63">pôde</text:span> ser compilado e os pacotes <text:span text:style-name="T56">debian</text:span> gerados:</text:p>
      <text:list xml:id="list4423279725615863636" text:style-name="L10">
        <text:list-item>
          <text:p text:style-name="P65"><text:span text:style-name="T17">#</text:span><text:span text:style-name="T2">fakeroot make-kpkg --initrd --revision=1.0.</text:span><text:span text:style-name="T18">RTS</text:span><text:span text:style-name="T2"> kernel_image kernel_headers</text:span></text:p>
        </text:list-item>
      </text:list>
      <text:p text:style-name="P4"><text:tab/>Ao fim do processo de compilação dois arquivos <text:span text:style-name="T53">de pacotes debian</text:span> <text:span text:style-name="T63">foram</text:span> gerados na pasta <text:span text:style-name="T63">localizada </text:span>um nível acima da pasta onde se encontram os fontes do kernel:</text:p>
      <text:list xml:id="list1601799459430736222" text:style-name="L11">
        <text:list-item>
          <text:p text:style-name="P39">linux-headers-4.4.17-rt25_1.0.<text:span text:style-name="T63">RTS</text:span>_i386.deb</text:p>
        </text:list-item>
        <text:list-item>
          <text:p text:style-name="P66"><text:span text:style-name="T2">linux-image-4.4.17-rt25_1.0.</text:span><text:span text:style-name="T18">RTS</text:span><text:span text:style-name="T2">_i386.deb</text:span></text:p>
        </text:list-item>
      </text:list>
      <text:h text:style-name="Heading_20_3" text:outline-level="3">Instalando o novo kernel</text:h>
      <text:p text:style-name="P4"><text:tab/>Para instalar o novo kernel,<text:span text:style-name="T65"> </text:span>execut<text:span text:style-name="T65">aram-se</text:span> o<text:span text:style-name="T57">s </text:span>comandos:</text:p>
      <text:list xml:id="list4975894760026713009" text:style-name="L12">
        <text:list-item>
          <text:p text:style-name="P40"><text:span text:style-name="T59">#</text:span>dpkg -i linux-headers-4.4.17-rt25_1.<text:span text:style-name="T58">1.RTL</text:span>.NAS_amd64.deb</text:p>
        </text:list-item>
        <text:list-item>
          <text:p text:style-name="P67"><text:span text:style-name="T19">#</text:span><text:span text:style-name="T2">dpkg -i linux-image-4.4.17-rt25_1.</text:span><text:span text:style-name="T20">1</text:span><text:span text:style-name="T2">..</text:span><text:span text:style-name="T20">RTL.</text:span><text:span text:style-name="T2">NAS_amd64.deb</text:span></text:p>
        </text:list-item>
      </text:list>
      <text:h text:style-name="Heading_20_3" text:outline-level="3">Verificando a instalação</text:h>
      <text:p text:style-name="Text_20_body"><text:tab/>Para verificar se <text:span text:style-name="T60">a versão do </text:span>kernel atual <text:span text:style-name="T60">corresponde</text:span> <text:span text:style-name="T60">a</text:span>o que foi compilado e instalado:</text:p>
      <text:list xml:id="list6561411445297463986" text:style-name="L13">
        <text:list-item>
          <text:p text:style-name="P75"><text:span text:style-name="T61">$</text:span>uname -a</text:p>
        </text:list-item>
      </text:list>
      <text:p text:style-name="Text_20_body"><text:span text:style-name="T44"><text:tab/></text:span><text:span text:style-name="T45">O resultado d</text:span><text:span text:style-name="T46">o comando, entre outras informações, deve mostrar a indicação: PREEMPT RT, isso indica que o patch foi aplicado corretamente.</text:span></text:p>
      <text:list xml:id="list6222645258952514761" text:style-name="L14">
        <text:list-header>
          <text:p text:style-name="P74"><text:soft-page-break/></text:p>
        </text:list-header>
      </text:list>
      <text:h text:style-name="P33" text:outline-level="1">Compilação e execução dos testes do patch <text:span text:style-name="T109">PREEMPT-RT</text:span></text:h>
      <text:h text:style-name="P27" text:outline-level="2">A suíte de testes</text:h>
      <text:p text:style-name="Text_20_body"><text:tab/>Junto aos utilitários fornecidos pelos desenvolvedores do kernel linux existe um conjunto de testes criados para avaliar diversos parâmetros dos sistemas de tempo real.</text:p>
      <text:p text:style-name="Text_20_body"><text:span text:style-name="T66"><text:tab/>A </text:span>execução dos testes, <text:span text:style-name="T66">foi realizada inicialmente, para fins de comparação, em uma </text:span>instalação padrão do Debian 8.8 (jessie), <text:span text:style-name="T66">com </text:span>kernel <text:span text:style-name="T66">na </text:span>versão 3.16.0 <text:span text:style-name="T66">que já se encontra pré-instalado na distribuição. Em seguida os testes foram executados em três versões do kernel onde o patch rt-linux foi aplicado e algumas configurações foram alteradas para garantir uma menor latência no sistema.</text:span></text:p>
      <text:p text:style-name="Text_20_body"><text:tab/><text:span text:style-name="T66">Dentre os programas presentes no conjunto de testes foi executado o programa cyclictest.</text:span></text:p>
      <text:p text:style-name="Text_20_body">Este programa mede, com alto grau de precisão, a latência <text:s/>(jitter) de um número definido de tarefas (threads).</text:p>
      <text:p text:style-name="P7"><text:tab/>Para <text:span text:style-name="T67">ler a página de manual do programa basta executar, no diretório raiz da aplicação, o comando</text:span>:</text:p>
      <text:list xml:id="list5465554460779939493" text:style-name="L15">
        <text:list-item>
          <text:p text:style-name="P41">$man ./src/cyclictest/cyclictest.8</text:p>
        </text:list-item>
      </text:list>
      <text:h text:style-name="P28" text:outline-level="2">Baixando os testes oficiais do patch <text:span text:style-name="T110">PREEMPT-RT</text:span></text:h>
      <text:p text:style-name="P8"><text:tab/>O download dos <text:span text:style-name="T68">fontes desses</text:span> testes pode ser feito pelo comando wget:</text:p>
      <text:list xml:id="list3036157020813369620" text:style-name="L16">
        <text:list-item>
          <text:p text:style-name="P55"><text:span text:style-name="T6">$wget https://www.kernel.org/pub/linux/utils/rt-tests/</text:span><text:span text:style-name="T2">rt-tests-1.0.tar.xz</text:span></text:p>
        </text:list-item>
      </text:list>
      <text:p text:style-name="P9"><text:tab/>Para descompactar:</text:p>
      <text:list xml:id="list4075563763320014849" text:style-name="L17">
        <text:list-item>
          <text:p text:style-name="P56">$<text:span text:style-name="T7">$</text:span><text:span text:style-name="T2">xz -cd </text:span><text:span text:style-name="T8">rt-tests-1.0.tar.xz</text:span></text:p>
        </text:list-item>
        <text:list-item>
          <text:p text:style-name="P68"><text:span text:style-name="T8">$</text:span><text:span text:style-name="T2">tar xvf rt-tests-1.0.tar</text:span></text:p>
        </text:list-item>
      </text:list>
      <text:p text:style-name="P1"/>
      <text:p text:style-name="P14"><text:tab/>Outra forma de adquirir os fontes <text:span text:style-name="T69">mais atuais,</text:span> o repositório git do projeto <text:span text:style-name="T69">pode ser acessado usando os comandos</text:span>:</text:p>
      <text:list xml:id="list6955323051194850387" text:style-name="L18">
        <text:list-item>
          <text:p text:style-name="P35">$git clone git://git.kernel.org/pub/scm/utils/rt-tests/rt-tests.git</text:p>
        </text:list-item>
        <text:list-item>
          <text:p text:style-name="P36"><text:soft-page-break/><text:span text:style-name="T68">$</text:span>cd rt-tests</text:p>
        </text:list-item>
        <text:list-item>
          <text:p text:style-name="P36"><text:span text:style-name="T68">$</text:span>git checkout stable/v1.<text:span text:style-name="T69">1</text:span></text:p>
        </text:list-item>
      </text:list>
      <text:p text:style-name="Text_20_body"><text:tab/>Neste trabalho foi utilizada a versão rt-tests-1.<text:span text:style-name="T70">0, que no momento da escrita, era a versão estável mais atual.</text:span></text:p>
      <text:h text:style-name="P29" text:outline-level="2">Compilação dos testes</text:h>
      <text:p text:style-name="P10"><text:tab/>Antes da compilação <text:span text:style-name="T95">os pacotes necessários foram instalados</text:span>:</text:p>
      <text:list xml:id="list6063868862576970614" text:style-name="L19">
        <text:list-item>
          <text:p text:style-name="P57"><text:span text:style-name="T4">b</text:span><text:span text:style-name="T2">uild-essential</text:span>: conjunto de ferramentas e bibliotecas usadas na construção do kernel Linux, como o compilador gcc, libc6-dev, gnu make etc, em distribuições Debian e Ubuntu.</text:p>
        </text:list-item>
        <text:list-item>
          <text:p text:style-name="P57"><text:span text:style-name="T9">l</text:span><text:span text:style-name="T2">ibnuma-dev:</text:span> biblioteca que proporciona recursos para o controle de recursos de escalonamento e distribuição de memória NUMA (Nom-Uniform Memory Architeture). </text:p>
        </text:list-item>
      </text:list>
      <text:p text:style-name="P11"><text:tab/>Para instalar:</text:p>
      <text:list xml:id="list7176987582809421003" text:style-name="L20">
        <text:list-item>
          <text:p text:style-name="P58"><text:span text:style-name="T5">#</text:span><text:span text:style-name="T10">apt-get install build-essential libnuma-dev</text:span></text:p>
        </text:list-item>
      </text:list>
      <text:p text:style-name="P76"><text:tab/>Para compilar os testes basta usar o comando <text:span text:style-name="T2">make</text:span> <text:span text:style-name="T71">no </text:span>diretório <text:span text:style-name="T71">dos testes (rt-tests-1.0)</text:span>:</text:p>
      <text:list xml:id="list1935562977997733560" text:style-name="L21">
        <text:list-item>
          <text:p text:style-name="P42">#make</text:p>
        </text:list-item>
      </text:list>
      <text:h text:style-name="P30" text:outline-level="2">Executando o programa cyclictest</text:h>
      <text:p text:style-name="P16"><text:span text:style-name="T78"><text:tab/></text:span><text:span text:style-name="T79">O programa cyclictest </text:span><text:span text:style-name="T80">mede, com alto grau de precisão, a latência <text:s/>(jitter) de um número definido de tarefas (threads). </text:span><text:span text:style-name="T79">Este programa permite uma grande variedade de configurações por meio de opções em linha de comando, </text:span><text:span text:style-name="T81">detecção de processos que podem interferir no desempenho do sistema </text:span><text:span text:style-name="T84">e combinado com outros programas pode gerar histogramas relacionados a performance do sistema</text:span><text:span text:style-name="T81">.</text:span></text:p>
      <text:p text:style-name="P18"><text:span text:style-name="T85"><text:tab/>Inicialmente, o programa, executa uma thread principal, com prioridade padrão do sistema para aplicações de nível do usuário, </text:span><text:span text:style-name="T86">esta </text:span><text:span text:style-name="T85">inicia um número predeterminado de threads de tempo real, também com prioridade predefinida. As threads de tempo real são despertadas periodicamente, em intervalos definidos, por um temporizador que funciona como um alarme cíclico. A cada despertar de uma thread, o instante de ativação programado e o instante em que a mesma é realmente </text:span><text:span text:style-name="T86">executada</text:span><text:span text:style-name="T85">, são computados e enviados </text:span><text:span text:style-name="T86">a </text:span><text:span text:style-name="T85">thread principal, que por sua fez calcula os valores de latência (jitter), mínima, máxima e média </text:span><text:span text:style-name="T86">para</text:span><text:span text:style-name="T85"> cada thread de tempo real </text:span><text:span text:style-name="T86">e os apresenta, de forma atualizada, no terminal</text:span><text:span text:style-name="T85">.</text:span></text:p>
      <text:p text:style-name="P16"><text:span text:style-name="T83"><text:tab/>Os testes iniciais foram executados para detectar</text:span><text:span text:style-name="T81"> funcionalidades do kernel, </text:span><text:span text:style-name="T88">além daquelas alteradas pelo patch e aquelas contidas na documentação do mesmo, </text:span><text:span text:style-name="T81">que </text:span><text:span text:style-name="T87">pudessem</text:span><text:span text:style-name="T81"> altera</text:span><text:span text:style-name="T87">r</text:span><text:span text:style-name="T81"> a performance do sistema e </text:span><text:span text:style-name="T82">desta forma serem removidas </text:span><text:span text:style-name="T87">a fim de</text:span><text:span text:style-name="T82"> </text:span><text:span text:style-name="T81">produzir uma versão adequada do </text:span><text:soft-page-break/><text:span text:style-name="T87">kernel</text:span><text:span text:style-name="T81">.</text:span></text:p>
      <text:p text:style-name="P16"><text:span text:style-name="T81"><text:tab/></text:span><text:span text:style-name="T88">Para estes testes iniciais </text:span><text:span text:style-name="T89">foi utilizado o comando:</text:span></text:p>
      <text:list xml:id="list8909912939468154903" text:style-name="L22">
        <text:list-item>
          <text:p text:style-name="P69"><text:span text:style-name="T2">#./cyclictest -a -t -n -p99 -f -b100</text:span></text:p>
        </text:list-item>
      </text:list>
      <text:p text:style-name="P23"><text:span text:style-name="T74"><text:tab/>Neste comando os principais parâmetros são: </text:span><text:span text:style-name="T11">-f</text:span><text:span text:style-name="T74"> e </text:span><text:span text:style-name="T11">-b100</text:span><text:span text:style-name="T74">. O parâmetro </text:span><text:span text:style-name="T11">-b100</text:span><text:span text:style-name="T74"> indica que o monitoramento das threads deve ser interrompido e </text:span><text:span text:style-name="T90">o programa </text:span><text:span text:style-name="T13">cyclictest</text:span><text:span text:style-name="T90"> encerrado. O parâmetro </text:span><text:span text:style-name="T13">-f</text:span><text:span text:style-name="T90">, que só pode ser utilizado junto o parâmetro </text:span><text:span text:style-name="T13">-b</text:span><text:span text:style-name="T90">, habilita o uso da função </text:span><text:span text:style-name="T13">ftrace</text:span><text:span text:style-name="T90"> do kernel </text:span><text:span text:style-name="T101">(carece de fontes)</text:span><text:span text:style-name="T90">.</text:span></text:p>
      <text:p text:style-name="P23"><text:span text:style-name="T90"><text:tab/></text:span><text:span text:style-name="T91">De forma geral, este comando, </text:span><text:span text:style-name="T92">além de </text:span><text:span text:style-name="T91">monitora</text:span><text:span text:style-name="T92">r</text:span><text:span text:style-name="T91"> </text:span><text:span text:style-name="T92">a latência referente ao acionamento das</text:span><text:span text:style-name="T91"> threads </text:span><text:span text:style-name="T92">criadas pelo programa cyclictest </text:span><text:span text:style-name="T93">e ao detectar latência superior a 100 us interromper a execução do programa, ele aciona o recurso de rastreio Ftracer do kernel. </text:span></text:p>
      <text:p text:style-name="P24"><text:span text:style-name="T93">(</text:span><text:span text:style-name="T74">Pesquisar sobre o FTRACER)</text:span></text:p>
      <text:p text:style-name="P25">(Definir um intervalo de tempo limite)</text:p>
      <text:p text:style-name="P26"/>
      <text:h text:style-name="P31" text:outline-level="2">Definição <text:span text:style-name="T105">da</text:span> carga <text:span text:style-name="T103">para a execução do cyclictest</text:span></text:h>
      <text:p text:style-name="P19"><text:tab/><text:span text:style-name="T102">Para que os resultados da medição da latência do sistema seja válido, é preciso que o teste seja executado diversas vezes por um período de tempo, suficiente, longo e em conjunto com alguma aplicação que gere sobrecarga no sistema que possa simular o pior cenário possível para a execução de uma aplicação de tempo real.</text:span></text:p>
      <text:p text:style-name="P19"><text:tab/><text:span text:style-name="T103">Como o programa cyclictest mensura a latência do sistema, um cenário adequado de sobrecarga deve fazer uso intensivo do processador, que no pior caso deve estar com 100% de utilização de forma constante durante todo o período de execução do test.</text:span></text:p>
      <text:p text:style-name="P19"><text:tab/><text:span text:style-name="T104">Para obter um resultado que se aproximasse deste requisito, foram feitas algumas experiências com aplicações e comandos com alta demanda de utilização do processador como a compilação do kernel linux e a cópia de blocos do disco rígido com o comando </text:span><text:span text:style-name="T14">dd</text:span><text:span text:style-name="T104">, porém estes casos não mantém um uso constante de utilização e nem chegaram a mais que 80% de utilização do processador quando executados no sistema de testes.</text:span></text:p>
      <text:p text:style-name="P20"><text:tab/><text:span text:style-name="T106">Para atingir a carga desejada foi utilizada a solução proposta por Geunsik Lim [1], que consiste numa combinação dos comandos </text:span><text:span text:style-name="T14">taskset</text:span><text:span text:style-name="T104"> com o comando </text:span><text:span text:style-name="T14">ping</text:span><text:span text:style-name="T26">:</text:span></text:p>
      <text:list xml:id="list8469909881984908470" text:style-name="L23">
        <text:list-item>
          <text:p text:style-name="P43">#timeset -c 0 /bin/ping -l 100000 -q -s 10 -f localhost</text:p>
        </text:list-item>
      </text:list>
      <text:p text:style-name="P21"><text:span text:style-name="T22"><text:tab/>Esta solução atingiu de forma praticamente constante utilização de 98% do processador no </text:span><text:soft-page-break/><text:span text:style-name="T22">sistema em teste </text:span><text:span text:style-name="T27">quando executada junto a outros processos de mesma prioridade, outra vantagem deste comando é sua simplicidade e independência quanto a aquisição de códigos ou programas externos a distribuição padrão, possibilitando sua execução em praticamente qualquer sistema</text:span><text:span text:style-name="T22">.</text:span></text:p>
      <text:p text:style-name="P22"><text:span text:style-name="T22">Para facilitar </text:span><text:span text:style-name="T29">sua</text:span><text:span text:style-name="T22"> execução foi criado o arquivo </text:span><text:span text:style-name="T2">carga.bash</text:span><text:span text:style-name="T22"> contendo a sequência de comandos citad</text:span><text:span text:style-name="T30">a</text:span><text:span text:style-name="T22">.</text:span></text:p>
      <text:p text:style-name="P15"/>
      <text:p text:style-name="P19"><text:tab/></text:p>
      <text:p text:style-name="P17"><text:tab/></text:p>
      <text:p text:style-name="P1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t" fo:country="B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9H15M23S</meta:editing-duration>
    <meta:editing-cycles>77</meta:editing-cycles>
    <meta:generator>LibreOffice/5.1.1.3$Windows_X86_64 LibreOffice_project/89f508ef3ecebd2cfb8e1def0f0ba9a803b88a6d</meta:generator>
    <dc:date>2017-10-11T07:46:08.994000000</dc:date>
    <meta:document-statistic meta:table-count="0" meta:image-count="0" meta:object-count="0" meta:page-count="9" meta:paragraph-count="134" meta:word-count="2109" meta:character-count="13943" meta:non-whitespace-character-count="11994"/>
    <meta:user-defined meta:name="Info 1"/>
    <meta:user-defined meta:name="Info 2"/>
    <meta:user-defined meta:name="Info 3"/>
    <meta:user-defined meta:name="Info 4"/>
  </office:meta>
</office:document-meta>
</file>